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/>
      <table:table table:name="List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.24" table:style-name="ce1">
            <text:p>1.24</text:p>
          </table:table-cell>
          <table:table-cell office:value-type="float" office:value="1.2" table:style-name="ce1">
            <text:p>1.2</text:p>
          </table:table-cell>
          <table:table-cell office:value-type="float" office:value="0.24" table:style-name="ce1">
            <text:p>0.2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.25" table:style-name="ce1">
            <text:p>1.25</text:p>
          </table:table-cell>
          <table:table-cell office:value-type="float" office:value="1.3" table:style-name="ce1">
            <text:p>1.3</text:p>
          </table:table-cell>
          <table:table-cell office:value-type="float" office:value="0.35" table:style-name="ce1">
            <text:p>0.35</text:p>
          </table:table-cell>
          <table:table-cell/>
          <table:table-cell table:style-name="ce1">
            <draw:frame draw:z-index="1" draw:id="id0" draw:style-name="a0" draw:name="Graf 2" svg:x="0.2808in" svg:y="0.0579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float" office:value="1.36" table:style-name="ce1">
            <text:p>1.36</text:p>
          </table:table-cell>
          <table:table-cell office:value-type="float" office:value="1.5" table:style-name="ce1">
            <text:p>1.5</text:p>
          </table:table-cell>
          <table:table-cell office:value-type="float" office:value="0.47" table:style-name="ce1">
            <text:p>0.4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.25" table:style-name="ce1">
            <text:p>1.25</text:p>
          </table:table-cell>
          <table:table-cell office:value-type="float" office:value="1.6" table:style-name="ce1">
            <text:p>1.6</text:p>
          </table:table-cell>
          <table:table-cell office:value-type="float" office:value="0.48" table:style-name="ce1">
            <text:p>0.4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.43" table:style-name="ce1">
            <text:p>1.43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.35" table:style-name="ce1">
            <text:p>1.35</text:p>
          </table:table-cell>
          <table:table-cell office:value-type="float" office:value="1.8" table:style-name="ce1">
            <text:p>1.8</text:p>
          </table:table-cell>
          <table:table-cell office:value-type="float" office:value="0.18" table:style-name="ce1">
            <text:p>0.1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.3" table:style-name="ce1">
            <text:p>1.3</text:p>
          </table:table-cell>
          <table:table-cell office:value-type="float" office:value="1.2" table:style-name="ce1">
            <text:p>1.2</text:p>
          </table:table-cell>
          <table:table-cell office:value-type="float" office:value="0.27" table:style-name="ce1">
            <text:p>0.2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.0333333333333301" table:style-name="ce1">
            <text:p>1.033333333</text:p>
          </table:table-cell>
          <table:table-cell office:value-type="float" office:value="1.3" table:style-name="ce1">
            <text:p>1.3</text:p>
          </table:table-cell>
          <table:table-cell office:value-type="float" office:value="0.33" table:style-name="ce1">
            <text:p>0.3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.18333333333333" table:style-name="ce1">
            <text:p>1.183333333</text:p>
          </table:table-cell>
          <table:table-cell office:value-type="float" office:value="1.5" table:style-name="ce1">
            <text:p>1.5</text:p>
          </table:table-cell>
          <table:table-cell office:value-type="float" office:value="0.33" table:style-name="ce1">
            <text:p>0.3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.3333333333333299" table:style-name="ce1">
            <text:p>1.333333333</text:p>
          </table:table-cell>
          <table:table-cell office:value-type="float" office:value="1.6" table:style-name="ce1">
            <text:p>1.6</text:p>
          </table:table-cell>
          <table:table-cell office:value-type="float" office:value="0.36" table:style-name="ce1">
            <text:p>0.3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.4833333333333301" table:style-name="ce1">
            <text:p>1.483333333</text:p>
          </table:table-cell>
          <table:table-cell office:value-type="float" office:value="1.5" table:style-name="ce1">
            <text:p>1.5</text:p>
          </table:table-cell>
          <table:table-cell office:value-type="float" office:value="0.36" table:style-name="ce1">
            <text:p>0.3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.63333333333333" table:style-name="ce1">
            <text:p>1.633333333</text:p>
          </table:table-cell>
          <table:table-cell office:value-type="float" office:value="1.8" table:style-name="ce1">
            <text:p>1.8</text:p>
          </table:table-cell>
          <table:table-cell office:value-type="float" office:value="0.19" table:style-name="ce1">
            <text:p>0.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table:style-name="ce1">
            <draw:frame draw:z-index="2" draw:id="id1" draw:style-name="a1" draw:name="Graf 6" svg:x="0.19022in" svg:y="0.0670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3" draw:id="id2" draw:style-name="a2" draw:name="Graf 7" svg:x="0.24457in" svg:y="0.04891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string" table:style-name="ce1">
            <text:p>OR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string" table:style-name="ce1">
            <text:p>XOR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44" table:style-name="ro1">
          <table:table-cell table:number-columns-repeated="16384"/>
        </table:table-row>
      </table:table>
      <table:table table:name="Lis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Lis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 Fajfr</meta:initial-creator>
    <dc:creator>Jan Fajfr</dc:creator>
    <meta:creation-date>2015-03-11T23:09:17Z</meta:creation-date>
    <dc:date>2015-03-11T23:30:2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List1.$C$3" chart:values-cell-range-address="List1.$C$4:.$C$15" chart:class="chart:scatter" chart:attached-axis="primary-y" chart:style-name="G0S0">
            <chart:domain table:cell-range-address="List1.$B$4:.$B$15"/>
            <chart:data-point chart:repeated="12"/>
          </chart:series>
          <chart:series chart:label-cell-address="List1.$D$3" chart:values-cell-range-address="List1.$D$4:.$D$15" chart:class="chart:scatter" chart:attached-axis="primary-y" chart:style-name="G0S1">
            <chart:domain table:cell-range-address="List1.$B$4:.$B$15"/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XOR</text:p>
        </chart:title>
        <chart:legend chart:legend-position="end" chart:legend-align="center" chart:style-name="Lgnd"/>
        <chart:plot-area svg:x="107.0pt" svg:y="35.97503937007873pt" svg:width="154.7755118110236pt" svg:height="133.0249606299213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List1.$C$28" chart:values-cell-range-address="List1.$C$29:.$C$32" chart:class="chart:scatter" chart:attached-axis="primary-y" chart:style-name="G0S0">
            <chart:domain table:cell-range-address="List1.$B$29:.$B$32"/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OR</text:p>
        </chart:title>
        <chart:legend chart:legend-position="end" chart:legend-align="center" chart:style-name="Lgnd"/>
        <chart:plot-area svg:x="90.0pt" svg:y="33.97503937007873pt" svg:width="188.9655118110236pt" svg:height="162.0249606299213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List1.$C$22" chart:values-cell-range-address="List1.$C$23:.$C$26" chart:class="chart:scatter" chart:attached-axis="primary-y" chart:style-name="G0S0">
            <chart:domain table:cell-range-address="List1.$B$23:.$B$26"/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